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SequenceResult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Results.PageSequenceResults( String id , int p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SequenceResults.getP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